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ficina do Ganâncio – Relatório de DesenvolvimentoE‑Fólio A – Sistema de Orçamentação</text:p>
      <text:p text:style-name="Standard">1. CapaDisciplina: Linguagens de Programação (UC 21077)Aluno: SimoneData de Entrega:</text:p>
      <text:p text:style-name="Standard">2. SumárioVisão Geral</text:p>
      <text:p text:style-name="Standard">Arquitetura do Sistema</text:p>
      <text:p text:style-name="Standard">Instalação e Build</text:p>
      <text:p text:style-name="Standard">Funcionalidades e Comandos OCaml</text:p>
      <text:p text:style-name="Standard">Mapeamento de Requisitos</text:p>
      <text:p text:style-name="Standard">Detalhamento de Implementação6.1. Leitura e Organização da Base de Dados6.2. Seleção de Peças por Serviço6.3. Cálculo de Mão de Obra6.4. Descontos e Preço Fixo6.5. Integração JavaFX</text:p>
      <text:p text:style-name="Standard">Consolidação Final (Carrinho)</text:p>
      <text:p text:style-name="Standard">Testes e Validação</text:p>
      <text:p text:style-name="Standard">Conclusão e Trabalhos Futuros</text:p>
      <text:p text:style-name="Standard">Anexos (Códigos-Fonte)</text:p>
      <text:p text:style-name="Standard">3. Visão Geral O sistema desenvolvido automatiza a criação de orçamentos para a oficina "Mecânica do Ganâncio".São duas camadas principais:</text:p>
      <text:p text:style-name="Standard">Back‑end (OCaml): leitura do database.pl, processamento de dados, cálculos de lucros, descontos e mão de obra.</text:p>
      <text:p text:style-name="Standard">Front‑end (JavaFX): interface gráfica que invoca o OCaml, exibe tabelas e consolida o orçamento final.</text:p>
      <text:p text:style-name="Standard">4. Arquitetura do Sistema ```mermaidflowchart TDOCaml[Back-end OCaml] --&gt;|Saída CSV| IntegradorOCamlIntegradorOCaml --&gt; JavaFX[Interface JavaFX]JavaFX --&gt; UserInterface[Usuário]</text:p>
      <text:p text:style-name="Standard"/>
      <text:p text:style-name="Standard">- **OCaml**: módulos `main.ml`, `calculo_maoobra.ml`, `calculo_desconto.ml`. <text:s/></text:p>
      <text:p text:style-name="Standard">- **JavaFX**: classes `FXMain`, `IntegradorOCaml`, `Cart`, `CartItem`. <text:s/></text:p>
      <text:p text:style-name="Standard"/>
      <text:p text:style-name="Standard">--- <text:s/></text:p>
      <text:p text:style-name="Standard"/>
      <text:p text:style-name="Standard">## 5. Instalação &amp; Build &lt;a name="instalacao"&gt;&lt;/a&gt; <text:s/></text:p>
      <text:p text:style-name="Standard">### 5.1. OCaml <text:s/></text:p>
      <text:p text:style-name="Standard">```bash <text:s/></text:p>
      <text:p text:style-name="Standard">cd ocaml/ <text:s/></text:p>
      <text:p text:style-name="Standard">ocamlc -c calculo_maoobra.ml <text:s/></text:p>
      <text:p text:style-name="Standard">ocamlc -c calculo_desconto.ml <text:s/></text:p>
      <text:p text:style-name="Standard">make clean &amp;&amp; make <text:s/># gera main.exe <text:s/>5.2. JavaFX UIcd raiz-do-projeto <text:s/></text:p>
      <text:p text:style-name="Standard">export PATH_TO_FX="/caminho/para/javafx-sdk-XX/lib" <text:s/></text:p>
      <text:p text:style-name="Standard">chmod +x run_ui.sh <text:s/></text:p>
      <text:p text:style-name="Standard">./run_ui.sh <text:s/># compila e dispara UI <text:s/>6. Funcionalidades e Comandos OCaml FunçãoComandoDescriçãoListar inventáriolistar_itemsOrdena e lista todos os itens (categoria→marca→nome).Top-N itens mais lucrativostop_n &lt;n&gt;Retorna os N itens com maior lucro (preço–custo).Listar serviçoslistar_servicosLista serviços com ID e preço base.Peças mais lucrativasorcamento_items &lt;ids&gt;Por serviço, peça mais lucrativa por categoria.Cálculo de mão de obraorcamento_mecanico &lt;ids&gt;Calcula horas, custo sem desconto, desconto temporal e total.Descontos em peçasorcamento_desconto_items &lt;ids&gt;Aplica desconto por marca, calcula preço final e lucro.Preço fixo de serviçosorcamento_preco_fixo &lt;ids&gt;Exibe preços fixos definidos na base.7. Mapeamento de Requisitos (E‑Fólio A) Leitura e Organização (0.5) – read_file, parse_item, listar_items.</text:p>
      <text:p text:style-name="Standard">Seleção de Peças (1.5) – orcamento_items: filtra serviços e escolhe peça com maior lucro.</text:p>
      <text:p text:style-name="Standard">Mão de Obra (0.5) – orcamento_mecanico: usa calculo_maoobra.ml.</text:p>
      <text:p text:style-name="Standard">Descontos &amp; Preço Fixo (0.5) – orcamento_desconto_items, orcamento_preco_fixo: usa calculo_desconto.ml.</text:p>
      <text:p text:style-name="Standard"><text:soft-page-break/>Interface JavaFX (1.0) – invoca OCaml, exibe resultados, consolida no botão "Carrinho Consolidado".</text:p>
      <text:p text:style-name="Standard">8. Detalhamento de Implementação 8.1. Leitura e Organização da Base de DadosFunção read_file: lê todo o database.pl.</text:p>
      <text:p text:style-name="Standard">Filtra linhas com prefixo item.</text:p>
      <text:p text:style-name="Standard">Parser parse_item: usa Str.regexp e Str.matched_group.</text:p>
      <text:p text:style-name="Standard">Ordenação por List.sort e compare em listar_items.</text:p>
      <text:p text:style-name="Standard">8.2. Seleção de Peças por ServiçoParser de servico: extrai ID, nome, lista de categorias.</text:p>
      <text:p text:style-name="Standard">Em orcamento_items: busca categorias, filtra items, ordena por (lucro_item b) - (lucro_item a), imprime o best.</text:p>
      <text:p text:style-name="Standard">8.3. Cálculo de Mão de Obracalculo_maoobra.ml: funções custo_sem_desc, taxa_desconto, custo_mao_obra.</text:p>
      <text:p text:style-name="Standard">orcamento_mecanico: usa tempo, número de mecânicos e custo/hora para calcular total e desconto.</text:p>
      <text:p text:style-name="Standard">8.4. Descontos e Preço Fixocalculo_desconto.ml: get_discount_pct, valor_desconto, preco_final.</text:p>
      <text:p text:style-name="Standard">orcamento_desconto_items: aplica desconto, calcula lucro; saída com ; delimitador.</text:p>
      <text:p text:style-name="Standard">orcamento_preco_fixo: imprime preco_base dos serviços.</text:p>
      <text:p text:style-name="Standard">8.5. Integração JavaFXClasse IntegradorOCaml: executa ocaml com ProcessBuilder, captura stdout e stderr.</text:p>
      <text:p text:style-name="Standard">FXMain: botões chamam comandos e exibem TableView ou TextArea.</text:p>
      <text:p text:style-name="Standard">Cart e CartItem: estrutura de carrinho imaginário.</text:p>
      <text:p text:style-name="Standard">showConsolidado(): faz parsing das saídas para montar o relatório final e soma os valores.</text:p>
      <text:p text:style-name="Standard">9. Consolidação Final (Carrinho) Lista de itens no carrinho (nome, marca, preço final, desconto).</text:p>
      <text:p text:style-name="Standard">Totais: peças, descontos, mão de obra, preço fixo.</text:p>
      <text:p text:style-name="Standard">Total Geral = peças + mão de obra + preço fixo.</text:p>
      <text:p text:style-name="Standard">Exibição em painel de texto para facilitar leitura do usuário.</text:p>
      <text:p text:style-name="Standard">10. Testes e Validação Testes unitários nos módulos OCaml usando inputs controlados.</text:p>
      <text:p text:style-name="Standard">Testes de integração via JavaFX, garantindo comandos e parsing corretos.</text:p>
      <text:p text:style-name="Standard">Verificação manual de resultados comparados a cálculos em planilha.</text:p>
      <text:p text:style-name="Standard">11. Conclusão e Trabalhos Futuros Este projeto atendeu a todos os requisitos do enunciado, com modularidade, clareza e separação de responsabilidades. Futuramente, pode-se:</text:p>
      <text:p text:style-name="Standard">Implementar testes automatizados em OCaml e JUnit no Java.</text:p>
      <text:p text:style-name="Standard">Exportar relatórios em PDF/Excel.</text:p>
      <text:p text:style-name="Standard">Adicionar autenticação de usuários e persistência em banco de dados SQL.</text:p>
      <text:p text:style-name="Standard">12. Anexos (Códigos-Fonte)OCaml</text:p>
      <text:p text:style-name="Standard">ocaml/main.ml</text:p>
      <text:p text:style-name="Standard">ocaml/table_utils.ml</text:p>
      <text:p text:style-name="Standard">ocaml/calculo_maoobra.ml</text:p>
      <text:p text:style-name="Standard">ocaml/calculo_desconto.ml</text:p>
      <text:p text:style-name="Standard">Makefile</text:p>
      <text:p text:style-name="Standard">JavaFX UI</text:p>
      <text:p text:style-name="Standard">java/src/oficina/FXMain.java</text:p>
      <text:p text:style-name="Standard">java/src/oficina/Cart.java</text:p>
      <text:p text:style-name="Standard">java/src/oficina/CartItem.java</text:p>
      <text:p text:style-name="Standard">java/src/oficina/IntegradorOCaml.java</text:p>
      <text:p text:style-name="Standard">CSS</text:p>
      <text:p text:style-name="Standard">java/src/oficina/styles.css</text:p>
      <text:p text:style-name="Standard">Shell Script</text:p>
      <text:p text:style-name="Standard">run_ui.sh</text:p>
      <text:p text:style-name="Standard">Os arquivos acima contêm toda a lógica do projeto, separada em módulos OCaml para processamento de dados e em classes Java para a interface e consolidação do orçamen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8:00:35.916951321</meta:creation-date>
    <dc:date>2025-04-27T18:01:08.217303775</dc:date>
    <meta:editing-duration>PT33S</meta:editing-duration>
    <meta:editing-cycles>1</meta:editing-cycles>
    <meta:document-statistic meta:table-count="0" meta:image-count="0" meta:object-count="0" meta:page-count="2" meta:paragraph-count="75" meta:word-count="645" meta:character-count="5179" meta:non-whitespace-character-count="4578"/>
    <meta:generator>LibreOffice/24.2.7.2$Linux_X86_64 LibreOffice_project/420$Build-2</meta:generator>
  </office:meta>
</office:document-meta>
</file>